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style:font-size-asian="20pt" style:font-size-complex="20pt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5.29166666666667cm"/>
    </style:style>
    <style:style style:name="co5" style:family="table-column">
      <style:table-column-properties fo:break-before="auto" style:column-width="5.23875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Comparison of USB-Controller</text:p>
          </table:table-cell>
          <table:table-cell table:number-columns-repeated="16383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style-name="ce3">
            <text:p>Requirements</text:p>
          </table:table-cell>
          <table:table-cell table:style-name="ce1"/>
          <table:table-cell office:value-type="string" table:style-name="ce3">
            <text:p>ISP 1362</text:p>
          </table:table-cell>
          <table:table-cell office:value-type="string" table:style-name="ce3">
            <text:p>ISP 1761</text:p>
          </table:table-cell>
          <table:table-cell office:value-type="string" table:style-name="ce3">
            <text:p>SAF 1761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Date of production</text:p>
          </table:table-cell>
          <table:table-cell table:style-name="ce1"/>
          <table:table-cell office:value-type="string" table:style-name="ce4">
            <text:p>~ 2004</text:p>
          </table:table-cell>
          <table:table-cell office:value-type="string" table:style-name="ce4">
            <text:p>x</text:p>
          </table:table-cell>
          <table:table-cell office:value-type="float" office:value="2015" table:style-name="ce4">
            <text:p>201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olderable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river for Linux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ata transfer rate</text:p>
          </table:table-cell>
          <table:table-cell table:style-name="ce1"/>
          <table:table-cell office:value-type="string" table:style-name="ce1">
            <text:p>96 Mbit/s</text:p>
          </table:table-cell>
          <table:table-cell office:value-type="string" table:style-name="ce1">
            <text:p>480 Mbit/s</text:p>
          </table:table-cell>
          <table:table-cell office:value-type="string" table:style-name="ce1">
            <text:p>480 Mbit/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LPI compatib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Quantity of I/O Pins</text:p>
          </table:table-cell>
          <table:table-cell table:style-name="ce1"/>
          <table:table-cell office:value-type="string" table:style-name="ce1">
            <text:p>27Pins max</text:p>
          </table:table-cell>
          <table:table-cell office:value-type="string" table:style-name="ce1">
            <text:p>16Bit: 41Pins ; 32Bit: 57</text:p>
          </table:table-cell>
          <table:table-cell office:value-type="string" table:style-name="ce1">
            <text:p>16Bit: 41Pins ; 32Bit: 57</text:p>
          </table:table-cell>
          <table:table-cell table:number-columns-repeated="16379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aptop</meta:initial-creator>
    <dc:creator>Laptop</dc:creator>
    <meta:creation-date>2015-05-21T09:42:08Z</meta:creation-date>
    <dc:date>2015-05-21T10:55:55Z</dc:date>
    <meta:editing-duration>PT0S</meta:editing-duration>
  </office:meta>
</office:document-meta>
</file>